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5814357057135335484"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947184272664163406"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912969271666065471"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9152886069998885450"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528963196736138248"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5535920600352390939"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1398282146537580474"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123040886292898783"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6761545" text:continue-list="list1398282146537580474"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735493063007164118"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787620"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763016"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6792370"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6767216"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783494"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4617560940536920322"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644811005811335026"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443760020190953887"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769481"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753962699853549314"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069131988231233440"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057897864629562194" text:style-name="L15">
        <text:list-item>
          <text:list>
            <text:list-header>
              <text:p text:style-name="P183">1.5 miles averaging about 9:40/mile and rest 1 min</text:p>
            </text:list-header>
          </text:list>
        </text:list-item>
      </text:list>
      <text:p text:style-name="P24">1 mile in 8:26 and rest 2 min</text:p>
      <text:list xml:id="list4976416889814628854"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480106710150164562"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791804"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59337181644035866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493251322121410687"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3788757758480140281"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6777422" text:continue-list="list3493251322121410687" text:style-name="L19">
        <text:list-item>
          <text:list>
            <text:list-header>
              <text:p text:style-name="P187">(Pace*HR)=1240</text:p>
            </text:list-header>
          </text:list>
        </text:list-item>
      </text:list>
      <text:list xml:id="list36766600" text:continue-list="list593371816440358660" text:style-name="L18">
        <text:list-item>
          <text:list>
            <text:list-header>
              <text:p text:style-name="P186">2 miles at 10:46/mile Ave HR= 121 bpm and rest a few minutes</text:p>
            </text:list-header>
          </text:list>
        </text:list-item>
      </text:list>
      <text:list xml:id="list36764670" text:continue-list="list36777422"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6790814"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073426709772151102"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219913390295859641"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522427234221414474"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5612922879581556212"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853380011616587775"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9154415702239249360"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6785148"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788769"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574069109704512394"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134265771322750719"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55029505039230939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072619277528343238"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981755025394409046"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554670928904935950" text:style-name="L32">
        <text:list-item>
          <text:list>
            <text:list-header>
              <text:p text:style-name="P197">0.25 miles in 2:54</text:p>
              <text:p text:style-name="P197">1 mile in 9:21 going faster as I ran and ending at around 8:30 pace</text:p>
            </text:list-header>
          </text:list>
        </text:list-item>
      </text:list>
      <text:list xml:id="list8159210728544558073"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940635020416726735"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402131688024598988"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709543500401223531"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430415774029303000"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4465969372761717698"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text:soft-page-break/>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text:soft-page-break/>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227328665123484855"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text:soft-page-break/>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21T16:52:07.96</dc:date>
    <dc:creator>James Lombardi</dc:creator>
    <meta:editing-duration>P29DT2H4M26S</meta:editing-duration>
    <meta:editing-cycles>2160</meta:editing-cycles>
    <meta:generator>OpenOffice/4.1.2$Win32 OpenOffice.org_project/412m3$Build-9782</meta:generator>
    <meta:document-statistic meta:table-count="0" meta:image-count="9" meta:object-count="0" meta:page-count="213" meta:paragraph-count="6247" meta:word-count="67432" meta:character-count="345244"/>
  </office:meta>
</office:document-meta>
</file>